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61c3" officeooo:paragraph-rsid="000b61c3" style:font-weight-asian="normal" style:font-weight-complex="normal"/>
    </style:style>
    <style:style style:name="P3" style:family="paragraph" style:parent-style-name="Standard">
      <style:text-properties officeooo:paragraph-rsid="000b61c3"/>
    </style:style>
    <style:style style:name="T1" style:family="text">
      <style:text-properties style:text-underline-style="none" fo:font-weight="normal" officeooo:rsid="000b61c3" style:font-weight-asian="normal" style:font-weight-complex="normal"/>
    </style:style>
    <style:style style:name="T2" style:family="text">
      <style:text-properties style:text-underline-style="none" fo:font-weight="normal" officeooo:rsid="001420c6" style:font-weight-asian="normal" style:font-weight-complex="normal"/>
    </style:style>
    <style:style style:name="T3" style:family="text">
      <style:text-properties style:text-underline-style="none" fo:font-weight="normal" officeooo:rsid="0014e0e2" style:font-weight-asian="normal" style:font-weight-complex="normal"/>
    </style:style>
    <style:style style:name="T4" style:family="text">
      <style:text-properties officeooo:rsid="0014e0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1">Al inicio del dia, h</text:span><text:span text:style-name="T2">emos terminado de desarrollar el script y hemos mejorado el MER y las tablas de base de datos, tras ello hemos continuado con la funcionalidad de la pagina d</text:span><text:span text:style-name="T3">ando solo pequeñas pinceladas de css.</text:span></text:p>
      <text:p text:style-name="P2"/>
      <text:p text:style-name="P1">Final del dia</text:p>
      <text:p text:style-name="P1"/>
      <text:p text:style-name="P3"><text:span text:style-name="T1">Al final del dia hemos t</text:span><text:span text:style-name="T2">erminado con toda la funcionalidad de la pagina,como podria ser realizar comentarios dar a Like o cambiar los datos del perfil, y hemos añadido al script las insert reales que se mostraran el dia de la prueb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10:30:43.466011838</dc:date>
    <meta:editing-duration>PT50M25S</meta:editing-duration>
    <meta:editing-cycles>11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86" meta:character-count="474" meta:non-whitespace-character-count="392"/>
  </office:meta>
</office:document-meta>
</file>